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Fraction of hateful persons" table:style-name="ta1">
        <table:shapes>
          <draw:frame draw:z-index="0" draw:style-name="gr1" draw:text-style-name="P1" svg:width="6.2988in" svg:height="3.5429in" svg:x="8.9965in" svg:y="1.0122in">
            <draw:object draw:notify-on-update-of-ranges="'summary_counter_defer_Fraction of hateful persons'.A2:'summary_counter_defer_Fraction of hateful persons'.A7 'summary_counter_defer_Fraction of hateful persons'.B1:'summary_counter_defer_Fraction of hateful persons'.B1 'summary_counter_defer_Fraction of hateful persons'.B2:'summary_counter_defer_Fraction of hateful persons'.B7 'summary_counter_defer_Fraction of hateful persons'.C1:'summary_counter_defer_Fraction of hateful persons'.C1 'summary_counter_defer_Fraction of hateful persons'.C2:'summary_counter_defer_Fraction of hateful persons'.C7 'summary_counter_defer_Fraction of hateful persons'.D1:'summary_counter_defer_Fraction of hateful persons'.D1 'summary_counter_defer_Fraction of hateful persons'.D2:'summary_counter_defer_Fraction of hateful persons'.D7 'summary_counter_defer_Fraction of hateful persons'.E1:'summary_counter_defer_Fraction of hateful persons'.E1 'summary_counter_defer_Fraction of hateful persons'.E2:'summary_counter_defer_Fraction of hateful persons'.E7 'summary_counter_defer_Fraction of hateful persons'.F1:'summary_counter_defer_Fraction of hateful persons'.F1 'summary_counter_defer_Fraction of hateful persons'.F2:'summary_counter_defer_Fraction of hateful persons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2.8016in" svg:x="0.0004in" svg:y="5.1669in">
            <draw:object draw:notify-on-update-of-ranges="'summary_counter_defer_Fraction of hateful persons'.A2:'summary_counter_defer_Fraction of hateful persons'.A7 'summary_counter_defer_Fraction of hateful persons'.B1:'summary_counter_defer_Fraction of hateful persons'.B1 'summary_counter_defer_Fraction of hateful persons'.B2:'summary_counter_defer_Fraction of hateful persons'.B7 'summary_counter_defer_Fraction of hateful persons'.C1:'summary_counter_defer_Fraction of hateful persons'.C1 'summary_counter_defer_Fraction of hateful persons'.C2:'summary_counter_defer_Fraction of hateful persons'.C7 'summary_counter_defer_Fraction of hateful persons'.D1:'summary_counter_defer_Fraction of hateful persons'.D1 'summary_counter_defer_Fraction of hateful persons'.D2:'summary_counter_defer_Fraction of hateful persons'.D7 'summary_counter_defer_Fraction of hateful persons'.E1:'summary_counter_defer_Fraction of hateful persons'.E1 'summary_counter_defer_Fraction of hateful persons'.E2:'summary_counter_defer_Fraction of hateful persons'.E7 'summary_counter_defer_Fraction of hateful persons'.F1:'summary_counter_defer_Fraction of hateful persons'.F1 'summary_counter_defer_Fraction of hateful persons'.F2:'summary_counter_defer_Fraction of hateful persons'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69897959183673" calcext:value-type="float">
            <text:p>0.026989795918367</text:p>
          </table:table-cell>
          <table:table-cell office:value-type="float" office:value="0.0359678714859438" calcext:value-type="float">
            <text:p>0.035967871485944</text:p>
          </table:table-cell>
          <table:table-cell office:value-type="float" office:value="0.0334425287356322" calcext:value-type="float">
            <text:p>0.033442528735632</text:p>
          </table:table-cell>
          <table:table-cell office:value-type="float" office:value="0.047109649122807" calcext:value-type="float">
            <text:p>0.047109649122807</text:p>
          </table:table-cell>
          <table:table-cell office:value-type="float" office:value="0.0681354166666667" calcext:value-type="float">
            <text:p>0.0681354166666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226770833333333" calcext:value-type="float">
            <text:p>0.022677083333333</text:p>
          </table:table-cell>
          <table:table-cell office:value-type="float" office:value="0.0262340425531915" calcext:value-type="float">
            <text:p>0.026234042553192</text:p>
          </table:table-cell>
          <table:table-cell office:value-type="float" office:value="0.0356722972972973" calcext:value-type="float">
            <text:p>0.035672297297297</text:p>
          </table:table-cell>
          <table:table-cell office:value-type="float" office:value="0.0398032128514056" calcext:value-type="float">
            <text:p>0.039803212851406</text:p>
          </table:table-cell>
          <table:table-cell office:value-type="float" office:value="0.0736931818181818" calcext:value-type="float">
            <text:p>0.0736931818181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11818181818182" calcext:value-type="float">
            <text:p>0.021181818181818</text:p>
          </table:table-cell>
          <table:table-cell office:value-type="float" office:value="0.0222013888888889" calcext:value-type="float">
            <text:p>0.022201388888889</text:p>
          </table:table-cell>
          <table:table-cell office:value-type="float" office:value="0.0330691489361702" calcext:value-type="float">
            <text:p>0.03306914893617</text:p>
          </table:table-cell>
          <table:table-cell office:value-type="float" office:value="0.0454561403508772" calcext:value-type="float">
            <text:p>0.045456140350877</text:p>
          </table:table-cell>
          <table:table-cell office:value-type="float" office:value="0.0601053639846744" calcext:value-type="float">
            <text:p>0.0601053639846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93571428571428" calcext:value-type="float">
            <text:p>0.019357142857143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2659375" calcext:value-type="float">
            <text:p>0.02659375</text:p>
          </table:table-cell>
          <table:table-cell office:value-type="float" office:value="0.037740350877193" calcext:value-type="float">
            <text:p>0.037740350877193</text:p>
          </table:table-cell>
          <table:table-cell office:value-type="float" office:value="0.0522057823129252" calcext:value-type="float">
            <text:p>0.0522057823129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79183673469388" calcext:value-type="float">
            <text:p>0.017918367346939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0.0249349112426035" calcext:value-type="float">
            <text:p>0.024934911242604</text:p>
          </table:table-cell>
          <table:table-cell office:value-type="float" office:value="0.0290533333333333" calcext:value-type="float">
            <text:p>0.029053333333333</text:p>
          </table:table-cell>
          <table:table-cell office:value-type="float" office:value="0.0385883333333333" calcext:value-type="float">
            <text:p>0.038588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55:15.12588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4:59:43.258106860</dc:date>
    <meta:editing-duration>PT10M50S</meta:editing-duration>
    <meta:editing-cycles>5</meta:editing-cycles>
    <meta:generator>LibreOffice/7.0.5.2$Linux_X86_64 LibreOffice_project/00$Build-2</meta:generator>
    <meta:document-statistic meta:table-count="1" meta:cell-count="4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Fraction of hateful persons'.A1:'summary_counter_defer_Fraction of hateful persons'.F7" chart:data-source-has-labels="both" svg:x="1.331cm" svg:y="0.18cm" svg:width="12.264cm" svg:height="7.659cm">
          <chart:coordinate-region svg:x="2.243cm" svg:y="0.379cm" svg:width="11.112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Fraction of hateful persons'.A2:'summary_counter_defer_Fraction of hateful persons'.A7"/>
          </chart:axis>
          <chart:axis chart:dimension="y" chart:name="primary-y" chart:style-name="ch4">
            <chart:title svg:x="0.451cm" svg:y="5.561cm" chart:style-name="ch6">
              <text:p>fraction hateful users</text:p>
            </chart:title>
            <chart:grid chart:style-name="ch7" chart:class="major"/>
          </chart:axis>
          <chart:series chart:style-name="ch8" chart:values-cell-range-address="'summary_counter_defer_Fraction of hateful persons'.B2:'summary_counter_defer_Fraction of hateful persons'.B7" chart:label-cell-address="'summary_counter_defer_Fraction of hateful persons'.B1:'summary_counter_defer_Fraction of hateful persons'.B1" chart:class="chart:line">
            <chart:data-point chart:repeated="6"/>
          </chart:series>
          <chart:series chart:style-name="ch9" chart:values-cell-range-address="'summary_counter_defer_Fraction of hateful persons'.C2:'summary_counter_defer_Fraction of hateful persons'.C7" chart:label-cell-address="'summary_counter_defer_Fraction of hateful persons'.C1:'summary_counter_defer_Fraction of hateful persons'.C1" chart:class="chart:line">
            <chart:data-point chart:repeated="6"/>
          </chart:series>
          <chart:series chart:style-name="ch10" chart:values-cell-range-address="'summary_counter_defer_Fraction of hateful persons'.D2:'summary_counter_defer_Fraction of hateful persons'.D7" chart:label-cell-address="'summary_counter_defer_Fraction of hateful persons'.D1:'summary_counter_defer_Fraction of hateful persons'.D1" chart:class="chart:line">
            <chart:data-point chart:repeated="6"/>
          </chart:series>
          <chart:series chart:style-name="ch11" chart:values-cell-range-address="'summary_counter_defer_Fraction of hateful persons'.E2:'summary_counter_defer_Fraction of hateful persons'.E7" chart:label-cell-address="'summary_counter_defer_Fraction of hateful persons'.E1:'summary_counter_defer_Fraction of hateful persons'.E1" chart:class="chart:line">
            <chart:data-point chart:repeated="6"/>
          </chart:series>
          <chart:series chart:style-name="ch12" chart:values-cell-range-address="'summary_counter_defer_Fraction of hateful persons'.F2:'summary_counter_defer_Fraction of hateful persons'.F7" chart:label-cell-address="'summary_counter_defer_Fraction of hateful persons'.F1:'summary_counter_defer_Fraction of hateful persons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Fraction of hateful persons'.B1:'summary_counter_defer_Fraction of hateful persons'.B1</svg:desc>
                </draw:g>
              </table:table-cell>
              <table:table-cell office:value-type="string">
                <text:p>500</text:p>
                <draw:g>
                  <svg:desc>'summary_counter_defer_Fraction of hateful persons'.C1:'summary_counter_defer_Fraction of hateful persons'.C1</svg:desc>
                </draw:g>
              </table:table-cell>
              <table:table-cell office:value-type="string">
                <text:p>1000</text:p>
                <draw:g>
                  <svg:desc>'summary_counter_defer_Fraction of hateful persons'.D1:'summary_counter_defer_Fraction of hateful persons'.D1</svg:desc>
                </draw:g>
              </table:table-cell>
              <table:table-cell office:value-type="string">
                <text:p>2000</text:p>
                <draw:g>
                  <svg:desc>'summary_counter_defer_Fraction of hateful persons'.E1:'summary_counter_defer_Fraction of hateful persons'.E1</svg:desc>
                </draw:g>
              </table:table-cell>
              <table:table-cell office:value-type="string">
                <text:p>5000</text:p>
                <draw:g>
                  <svg:desc>'summary_counter_defer_Fraction of hateful persons'.F1:'summary_counter_defer_Fraction of hateful persons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Fraction of hateful persons'.A2:'summary_counter_defer_Fraction of hateful persons'.A7</svg:desc>
                </draw:g>
              </table:table-cell>
              <table:table-cell office:value-type="float" office:value="0.024">
                <text:p>0.024</text:p>
                <draw:g>
                  <svg:desc>'summary_counter_defer_Fraction of hateful persons'.B2:'summary_counter_defer_Fraction of hateful persons'.B7</svg:desc>
                </draw:g>
              </table:table-cell>
              <table:table-cell office:value-type="float" office:value="0.027">
                <text:p>0.027</text:p>
                <draw:g>
                  <svg:desc>'summary_counter_defer_Fraction of hateful persons'.C2:'summary_counter_defer_Fraction of hateful persons'.C7</svg:desc>
                </draw:g>
              </table:table-cell>
              <table:table-cell office:value-type="float" office:value="0.039">
                <text:p>0.039</text:p>
                <draw:g>
                  <svg:desc>'summary_counter_defer_Fraction of hateful persons'.D2:'summary_counter_defer_Fraction of hateful persons'.D7</svg:desc>
                </draw:g>
              </table:table-cell>
              <table:table-cell office:value-type="float" office:value="0.048">
                <text:p>0.048</text:p>
                <draw:g>
                  <svg:desc>'summary_counter_defer_Fraction of hateful persons'.E2:'summary_counter_defer_Fraction of hateful persons'.E7</svg:desc>
                </draw:g>
              </table:table-cell>
              <table:table-cell office:value-type="float" office:value="0.062">
                <text:p>0.062</text:p>
                <draw:g>
                  <svg:desc>'summary_counter_defer_Fraction of hateful persons'.F2:'summary_counter_defer_Fraction of hateful persons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69897959183673">
                <text:p>0.0269897959183673</text:p>
              </table:table-cell>
              <table:table-cell office:value-type="float" office:value="0.0359678714859438">
                <text:p>0.0359678714859438</text:p>
              </table:table-cell>
              <table:table-cell office:value-type="float" office:value="0.0334425287356322">
                <text:p>0.0334425287356322</text:p>
              </table:table-cell>
              <table:table-cell office:value-type="float" office:value="0.047109649122807">
                <text:p>0.047109649122807</text:p>
              </table:table-cell>
              <table:table-cell office:value-type="float" office:value="0.0681354166666667">
                <text:p>0.068135416666666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226770833333333">
                <text:p>0.0226770833333333</text:p>
              </table:table-cell>
              <table:table-cell office:value-type="float" office:value="0.0262340425531915">
                <text:p>0.0262340425531915</text:p>
              </table:table-cell>
              <table:table-cell office:value-type="float" office:value="0.0356722972972973">
                <text:p>0.0356722972972973</text:p>
              </table:table-cell>
              <table:table-cell office:value-type="float" office:value="0.0398032128514056">
                <text:p>0.0398032128514056</text:p>
              </table:table-cell>
              <table:table-cell office:value-type="float" office:value="0.0736931818181818">
                <text:p>0.073693181818181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11818181818182">
                <text:p>0.0211818181818182</text:p>
              </table:table-cell>
              <table:table-cell office:value-type="float" office:value="0.0222013888888889">
                <text:p>0.0222013888888889</text:p>
              </table:table-cell>
              <table:table-cell office:value-type="float" office:value="0.0330691489361702">
                <text:p>0.0330691489361702</text:p>
              </table:table-cell>
              <table:table-cell office:value-type="float" office:value="0.0454561403508772">
                <text:p>0.0454561403508772</text:p>
              </table:table-cell>
              <table:table-cell office:value-type="float" office:value="0.0601053639846744">
                <text:p>0.06010536398467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93571428571428">
                <text:p>0.0193571428571428</text:p>
              </table:table-cell>
              <table:table-cell office:value-type="float" office:value="0.02256">
                <text:p>0.02256</text:p>
              </table:table-cell>
              <table:table-cell office:value-type="float" office:value="0.02659375">
                <text:p>0.02659375</text:p>
              </table:table-cell>
              <table:table-cell office:value-type="float" office:value="0.037740350877193">
                <text:p>0.037740350877193</text:p>
              </table:table-cell>
              <table:table-cell office:value-type="float" office:value="0.0522057823129252">
                <text:p>0.052205782312925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179183673469388">
                <text:p>0.0179183673469388</text:p>
              </table:table-cell>
              <table:table-cell office:value-type="float" office:value="0.01984">
                <text:p>0.01984</text:p>
              </table:table-cell>
              <table:table-cell office:value-type="float" office:value="0.0249349112426035">
                <text:p>0.0249349112426035</text:p>
              </table:table-cell>
              <table:table-cell office:value-type="float" office:value="0.0290533333333333">
                <text:p>0.0290533333333333</text:p>
              </table:table-cell>
              <table:table-cell office:value-type="float" office:value="0.0385883333333333">
                <text:p>0.03858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7.117cm" xlink:href=".." xlink:type="simple" chart:class="chart:line" chart:style-name="ch1">
        <chart:legend chart:legend-position="end" svg:x="13.915cm" svg:y="2.263cm" style:legend-expansion="high" chart:style-name="ch2"/>
        <chart:plot-area chart:style-name="ch3" table:cell-range-address="'summary_counter_defer_Fraction of hateful persons'.A1:'summary_counter_defer_Fraction of hateful persons'.F7" chart:data-source-has-labels="both" svg:x="1.475cm" svg:y="0.142cm" svg:width="12.12cm" svg:height="5.803cm">
          <chart:coordinate-region svg:x="2.387cm" svg:y="0.341cm" svg:width="10.969cm" svg:height="4.957cm"/>
          <chart:axis chart:dimension="x" chart:name="primary-x" chart:style-name="ch4" chartooo:axis-type="auto">
            <chartooo:date-scale/>
            <chart:title svg:x="6.902cm" svg:y="6.088cm" chart:style-name="ch5">
              <text:p>p_defer</text:p>
            </chart:title>
            <chart:categories table:cell-range-address="'summary_counter_defer_Fraction of hateful persons'.A2:'summary_counter_defer_Fraction of hateful persons'.A7"/>
          </chart:axis>
          <chart:axis chart:dimension="y" chart:name="primary-y" chart:style-name="ch4">
            <chart:title svg:x="0.451cm" svg:y="5.037cm" chart:style-name="ch6">
              <text:p>fraction hateful persons</text:p>
            </chart:title>
            <chart:grid chart:style-name="ch7" chart:class="major"/>
          </chart:axis>
          <chart:series chart:style-name="ch8" chart:values-cell-range-address="'summary_counter_defer_Fraction of hateful persons'.B2:'summary_counter_defer_Fraction of hateful persons'.B7" chart:label-cell-address="'summary_counter_defer_Fraction of hateful persons'.B1:'summary_counter_defer_Fraction of hateful persons'.B1" chart:class="chart:line">
            <chart:data-point chart:repeated="6"/>
          </chart:series>
          <chart:series chart:style-name="ch9" chart:values-cell-range-address="'summary_counter_defer_Fraction of hateful persons'.C2:'summary_counter_defer_Fraction of hateful persons'.C7" chart:label-cell-address="'summary_counter_defer_Fraction of hateful persons'.C1:'summary_counter_defer_Fraction of hateful persons'.C1" chart:class="chart:line">
            <chart:data-point chart:repeated="6"/>
          </chart:series>
          <chart:series chart:style-name="ch10" chart:values-cell-range-address="'summary_counter_defer_Fraction of hateful persons'.D2:'summary_counter_defer_Fraction of hateful persons'.D7" chart:label-cell-address="'summary_counter_defer_Fraction of hateful persons'.D1:'summary_counter_defer_Fraction of hateful persons'.D1" chart:class="chart:line">
            <chart:data-point chart:repeated="6"/>
          </chart:series>
          <chart:series chart:style-name="ch11" chart:values-cell-range-address="'summary_counter_defer_Fraction of hateful persons'.E2:'summary_counter_defer_Fraction of hateful persons'.E7" chart:label-cell-address="'summary_counter_defer_Fraction of hateful persons'.E1:'summary_counter_defer_Fraction of hateful persons'.E1" chart:class="chart:line">
            <chart:data-point chart:repeated="6"/>
          </chart:series>
          <chart:series chart:style-name="ch12" chart:values-cell-range-address="'summary_counter_defer_Fraction of hateful persons'.F2:'summary_counter_defer_Fraction of hateful persons'.F7" chart:label-cell-address="'summary_counter_defer_Fraction of hateful persons'.F1:'summary_counter_defer_Fraction of hateful persons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Fraction of hateful persons'.B1:'summary_counter_defer_Fraction of hateful persons'.B1</svg:desc>
                </draw:g>
              </table:table-cell>
              <table:table-cell office:value-type="string">
                <text:p>500</text:p>
                <draw:g>
                  <svg:desc>'summary_counter_defer_Fraction of hateful persons'.C1:'summary_counter_defer_Fraction of hateful persons'.C1</svg:desc>
                </draw:g>
              </table:table-cell>
              <table:table-cell office:value-type="string">
                <text:p>1000</text:p>
                <draw:g>
                  <svg:desc>'summary_counter_defer_Fraction of hateful persons'.D1:'summary_counter_defer_Fraction of hateful persons'.D1</svg:desc>
                </draw:g>
              </table:table-cell>
              <table:table-cell office:value-type="string">
                <text:p>2000</text:p>
                <draw:g>
                  <svg:desc>'summary_counter_defer_Fraction of hateful persons'.E1:'summary_counter_defer_Fraction of hateful persons'.E1</svg:desc>
                </draw:g>
              </table:table-cell>
              <table:table-cell office:value-type="string">
                <text:p>5000</text:p>
                <draw:g>
                  <svg:desc>'summary_counter_defer_Fraction of hateful persons'.F1:'summary_counter_defer_Fraction of hateful persons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Fraction of hateful persons'.A2:'summary_counter_defer_Fraction of hateful persons'.A7</svg:desc>
                </draw:g>
              </table:table-cell>
              <table:table-cell office:value-type="float" office:value="0.024">
                <text:p>0.024</text:p>
                <draw:g>
                  <svg:desc>'summary_counter_defer_Fraction of hateful persons'.B2:'summary_counter_defer_Fraction of hateful persons'.B7</svg:desc>
                </draw:g>
              </table:table-cell>
              <table:table-cell office:value-type="float" office:value="0.027">
                <text:p>0.027</text:p>
                <draw:g>
                  <svg:desc>'summary_counter_defer_Fraction of hateful persons'.C2:'summary_counter_defer_Fraction of hateful persons'.C7</svg:desc>
                </draw:g>
              </table:table-cell>
              <table:table-cell office:value-type="float" office:value="0.039">
                <text:p>0.039</text:p>
                <draw:g>
                  <svg:desc>'summary_counter_defer_Fraction of hateful persons'.D2:'summary_counter_defer_Fraction of hateful persons'.D7</svg:desc>
                </draw:g>
              </table:table-cell>
              <table:table-cell office:value-type="float" office:value="0.048">
                <text:p>0.048</text:p>
                <draw:g>
                  <svg:desc>'summary_counter_defer_Fraction of hateful persons'.E2:'summary_counter_defer_Fraction of hateful persons'.E7</svg:desc>
                </draw:g>
              </table:table-cell>
              <table:table-cell office:value-type="float" office:value="0.062">
                <text:p>0.062</text:p>
                <draw:g>
                  <svg:desc>'summary_counter_defer_Fraction of hateful persons'.F2:'summary_counter_defer_Fraction of hateful persons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69897959183673">
                <text:p>0.0269897959183673</text:p>
              </table:table-cell>
              <table:table-cell office:value-type="float" office:value="0.0359678714859438">
                <text:p>0.0359678714859438</text:p>
              </table:table-cell>
              <table:table-cell office:value-type="float" office:value="0.0334425287356322">
                <text:p>0.0334425287356322</text:p>
              </table:table-cell>
              <table:table-cell office:value-type="float" office:value="0.047109649122807">
                <text:p>0.047109649122807</text:p>
              </table:table-cell>
              <table:table-cell office:value-type="float" office:value="0.0681354166666667">
                <text:p>0.068135416666666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226770833333333">
                <text:p>0.0226770833333333</text:p>
              </table:table-cell>
              <table:table-cell office:value-type="float" office:value="0.0262340425531915">
                <text:p>0.0262340425531915</text:p>
              </table:table-cell>
              <table:table-cell office:value-type="float" office:value="0.0356722972972973">
                <text:p>0.0356722972972973</text:p>
              </table:table-cell>
              <table:table-cell office:value-type="float" office:value="0.0398032128514056">
                <text:p>0.0398032128514056</text:p>
              </table:table-cell>
              <table:table-cell office:value-type="float" office:value="0.0736931818181818">
                <text:p>0.073693181818181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11818181818182">
                <text:p>0.0211818181818182</text:p>
              </table:table-cell>
              <table:table-cell office:value-type="float" office:value="0.0222013888888889">
                <text:p>0.0222013888888889</text:p>
              </table:table-cell>
              <table:table-cell office:value-type="float" office:value="0.0330691489361702">
                <text:p>0.0330691489361702</text:p>
              </table:table-cell>
              <table:table-cell office:value-type="float" office:value="0.0454561403508772">
                <text:p>0.0454561403508772</text:p>
              </table:table-cell>
              <table:table-cell office:value-type="float" office:value="0.0601053639846744">
                <text:p>0.06010536398467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93571428571428">
                <text:p>0.0193571428571428</text:p>
              </table:table-cell>
              <table:table-cell office:value-type="float" office:value="0.02256">
                <text:p>0.02256</text:p>
              </table:table-cell>
              <table:table-cell office:value-type="float" office:value="0.02659375">
                <text:p>0.02659375</text:p>
              </table:table-cell>
              <table:table-cell office:value-type="float" office:value="0.037740350877193">
                <text:p>0.037740350877193</text:p>
              </table:table-cell>
              <table:table-cell office:value-type="float" office:value="0.0522057823129252">
                <text:p>0.052205782312925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179183673469388">
                <text:p>0.0179183673469388</text:p>
              </table:table-cell>
              <table:table-cell office:value-type="float" office:value="0.01984">
                <text:p>0.01984</text:p>
              </table:table-cell>
              <table:table-cell office:value-type="float" office:value="0.0249349112426035">
                <text:p>0.0249349112426035</text:p>
              </table:table-cell>
              <table:table-cell office:value-type="float" office:value="0.0290533333333333">
                <text:p>0.0290533333333333</text:p>
              </table:table-cell>
              <table:table-cell office:value-type="float" office:value="0.0385883333333333">
                <text:p>0.03858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